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ns0:document-content xmlns:ns0="urn:oasis:names:tc:opendocument:xmlns:office:1.0" xmlns:ns1="urn:oasis:names:tc:opendocument:xmlns:table:1.0" xmlns:ns2="urn:oasis:names:tc:opendocument:xmlns:text:1.0" ns0:mimetype="application/vnd.oasis.opendocument.spreadsheet" ns0:version="1.2">
  <ns0:body>
    <ns0:spreadsheet>
      <ns1:table ns1:name="Feuille1">
        <ns1:table-row>
          <ns1:table-cell ns0:value-type="string" ns1:number-columns-spanned="2">
            <ns2:p>Titre fusionné</ns2:p>
          </ns1:table-cell>
        </ns1:table-row>
        <ns1:table-row>
          <ns1:table-cell ns0:value-type="string">
            <ns2:p>Col A</ns2:p>
          </ns1:table-cell>
          <ns1:table-cell ns0:value-type="string">
            <ns2:p>Col B</ns2:p>
          </ns1:table-cell>
        </ns1:table-row>
        <ns1:table-row>
          <ns1:table-cell ns0:value-type="string">
            <ns2:p>Ligne 1</ns2:p>
          </ns1:table-cell>
          <ns1:table-cell ns0:value-type="string">
            <ns2:p>10</ns2:p>
          </ns1:table-cell>
        </ns1:table-row>
        <ns1:table-row>
          <ns1:table-cell ns0:value-type="string">
            <ns2:p>Ligne 2</ns2:p>
          </ns1:table-cell>
          <ns1:table-cell ns0:value-type="string">
            <ns2:p>20</ns2:p>
          </ns1:table-cell>
        </ns1:table-row>
        <ns1:table-row>
          <ns1:table-cell ns0:value-type="string" ns1:number-columns-spanned="2">
            <ns2:p>Total</ns2:p>
          </ns1:table-cell>
        </ns1:table-row>
      </ns1:table>
      <ns1:table ns1:name="Feuille2">
        <ns1:table-row>
          <ns1:table-cell ns0:value-type="string" ns1:number-rows-spanned="3">
            <ns2:p>Section</ns2:p>
          </ns1:table-cell>
          <ns1:table-cell ns0:value-type="string">
            <ns2:p>V1</ns2:p>
          </ns1:table-cell>
        </ns1:table-row>
        <ns1:table-row>
          <ns1:covered-table-cell/>
          <ns1:table-cell ns0:value-type="string">
            <ns2:p>V2</ns2:p>
          </ns1:table-cell>
        </ns1:table-row>
        <ns1:table-row>
          <ns1:covered-table-cell/>
          <ns1:table-cell ns0:value-type="string">
            <ns2:p>V3</ns2:p>
          </ns1:table-cell>
        </ns1:table-row>
        <ns1:table-row>
          <ns1:table-cell ns0:value-type="string">
            <ns2:p>Fin</ns2:p>
          </ns1:table-cell>
        </ns1:table-row>
      </ns1:table>
    </ns0:spreadsheet>
  </ns0:body>
</ns0:document-content>
</file>